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000000" draw:fill="none" draw:fill-color="#ffffff" fo:min-height="0.63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" draw:marker-end="" draw:fill="none" draw:textarea-vertical-align="middle"/>
    </style:style>
    <style:style style:name="gr6" style:family="graphic" style:parent-style-name="standard">
      <style:graphic-properties draw:marker-start="" draw:marker-end="" draw:fill="solid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marker-start="" draw:marker-end="" draw:fill="none" draw:fill-color="#ffffff" fo:min-height="0.8cm"/>
    </style:style>
    <style:style style:name="gr9" style:family="graphic" style:parent-style-name="standard">
      <style:graphic-properties draw:marker-start="" draw:marker-end="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marker-start="" draw:marker-end="" draw:fill="solid" draw:textarea-horizontal-align="justify" draw:textarea-vertical-align="middle" draw:auto-grow-height="false"/>
    </style:style>
    <style:style style:name="gr11" style:family="graphic" style:parent-style-name="standard">
      <style:graphic-properties draw:marker-start="" draw:marker-end="" draw:fill="solid" draw:fill-color="#729fcf" draw:textarea-horizontal-align="justify" draw:textarea-vertical-align="middle" draw:auto-grow-height="false"/>
    </style:style>
    <style:style style:name="gr12" style:family="graphic" style:parent-style-name="standard">
      <style:graphic-properties draw:marker-start="" draw:marker-end="" draw:fill="solid" draw:fill-color="#729fc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false" fo:min-height="3.95cm" fo:min-width="0cm"/>
    </style:style>
    <style:style style:name="gr14" style:family="graphic" style:parent-style-name="objectwithoutfill">
      <style:graphic-properties svg:stroke-width="0.05cm" svg:stroke-color="#ffffff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3465af" draw:marker-start="" draw:marker-start-width="0.275cm" draw:marker-end="" draw:marker-end-width="0.275cm" draw:fill="solid" draw:fill-color="#000000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Fine_20_Dashed_20__28_var_29_" svg:stroke-width="0.05cm" svg:stroke-color="#3465af" draw:marker-start="" draw:marker-start-width="0.275cm" draw:marker-end="" draw:marker-end-width="0.2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color="#000000" draw:marker-start="" draw:marker-end="" draw:fill="none" draw:textarea-vertical-align="middle"/>
    </style:style>
    <style:style style:name="gr18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marker-start="" draw:marker-end="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marker-start="" draw:marker-end="" draw:fill="none" draw:fill-color="#ffffff" fo:min-height="0.2cm"/>
    </style:style>
    <style:style style:name="gr21" style:family="graphic" style:parent-style-name="standard">
      <style:graphic-properties svg:stroke-width="0.02cm" svg:stroke-color="#ffffff" draw:marker-start-width="0.23cm" draw:marker-end-width="0.23cm" draw:fill="solid" draw:fill-color="#336699" draw:textarea-vertical-align="middle" fo:padding-top="0.135cm" fo:padding-bottom="0.135cm" fo:padding-left="0.26cm" fo:padding-right="0.26cm" draw:shadow="hidden"/>
    </style:style>
    <style:style style:name="gr22" style:family="graphic" style:parent-style-name="standard">
      <style:graphic-properties draw:stroke="solid" svg:stroke-width="0.03cm" svg:stroke-color="#ffffff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3" style:family="graphic" style:parent-style-name="standard">
      <style:graphic-properties draw:stroke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Lucida Sans Unicode"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  <style:text-properties style:font-name="Lucida Sans Unicode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text-properties style:font-name="Lucida Sans Unicode"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Lucida Sans Unicode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Lucida Sans Unicode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ucida Sans Unicod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Lucida Sans Unicode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2cm" svg:height="11cm" svg:x="1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33cm" svg:height="11cm" svg:x="6.45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32cm" svg:height="11cm" svg:x="11.902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34cm" svg:height="11cm" svg:x="17.352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32cm" svg:height="11cm" svg:x="22.804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32cm" svg:height="11cm" svg:x="28.238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5.332cm" svg:height="11cm" svg:x="33.668cm" svg:y="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2" draw:layer="layout" svg:width="2.058cm" svg:height="0.881cm" svg:x="0.9cm" svg:y="3.385cm">
          <draw:text-box>
            <text:p><text:span text:style-name="T1">JSON</text:span></text:p>
          </draw:text-box>
        </draw:frame>
        <draw:custom-shape draw:style-name="gr4" draw:text-style-name="P1" xml:id="id2" draw:id="id2" draw:layer="layout" svg:width="2.881cm" svg:height="3.987cm" svg:x="3.332cm" svg:y="4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744cm" svg:y1="6.866cm" svg:x2="4.293cm" svg:y2="6.316cm">
          <text:p/>
        </draw:line>
        <draw:line draw:style-name="gr5" draw:text-style-name="P1" draw:layer="layout" svg:x1="4.292cm" svg:y1="6.316cm" svg:x2="4.566cm" svg:y2="7.141cm">
          <text:p/>
        </draw:line>
        <draw:line draw:style-name="gr5" draw:text-style-name="P1" draw:layer="layout" svg:x1="3.744cm" svg:y1="6.866cm" svg:x2="4.567cm" svg:y2="7.141cm">
          <text:p/>
        </draw:line>
        <draw:line draw:style-name="gr5" draw:text-style-name="P1" draw:layer="layout" svg:x1="4.293cm" svg:y1="6.317cm" svg:x2="3.881cm" svg:y2="5.904cm">
          <text:p/>
        </draw:line>
        <draw:line draw:style-name="gr5" draw:text-style-name="P1" draw:layer="layout" svg:x1="4.567cm" svg:y1="7.141cm" svg:x2="5.253cm" svg:y2="6.866cm">
          <text:p/>
        </draw:line>
        <draw:line draw:style-name="gr5" draw:text-style-name="P1" draw:layer="layout" svg:x1="4.292cm" svg:y1="6.316cm" svg:x2="5.389cm" svg:y2="6.316cm">
          <text:p/>
        </draw:line>
        <draw:line draw:style-name="gr5" draw:text-style-name="P1" draw:layer="layout" svg:x1="4.567cm" svg:y1="7.141cm" svg:x2="4.155cm" svg:y2="7.691cm">
          <text:p/>
        </draw:line>
        <draw:line draw:style-name="gr5" draw:text-style-name="P1" draw:layer="layout" svg:x1="5.253cm" svg:y1="6.866cm" svg:x2="5.802cm" svg:y2="7.004cm">
          <text:p/>
        </draw:line>
        <draw:line draw:style-name="gr5" draw:text-style-name="P1" draw:layer="layout" svg:x1="5.39cm" svg:y1="6.317cm" svg:x2="5.664cm" svg:y2="5.904cm">
          <text:p/>
        </draw:line>
        <draw:line draw:style-name="gr5" draw:text-style-name="P1" draw:layer="layout" svg:x1="4.292cm" svg:y1="6.316cm" svg:x2="4.841cm" svg:y2="5.766cm">
          <text:p/>
        </draw:line>
        <draw:line draw:style-name="gr5" draw:text-style-name="P1" draw:layer="layout" svg:x1="4.567cm" svg:y1="7.141cm" svg:x2="4.841cm" svg:y2="7.829cm">
          <text:p/>
        </draw:line>
        <draw:line draw:style-name="gr5" draw:text-style-name="P1" draw:layer="layout" svg:x1="5.253cm" svg:y1="6.866cm" svg:x2="5.39cm" svg:y2="6.316cm">
          <text:p/>
        </draw:line>
        <draw:line draw:style-name="gr5" draw:text-style-name="P1" draw:layer="layout" svg:x1="4.842cm" svg:y1="7.829cm" svg:x2="4.43cm" svg:y2="8.242cm">
          <text:p/>
        </draw:line>
        <draw:line draw:style-name="gr5" draw:text-style-name="P1" draw:layer="layout" svg:x1="4.292cm" svg:y1="6.316cm" svg:x2="5.252cm" svg:y2="6.866cm">
          <text:p/>
        </draw:line>
        <draw:line draw:style-name="gr5" draw:text-style-name="P1" draw:layer="layout" svg:x1="5.39cm" svg:y1="6.316cm" svg:x2="4.841cm" svg:y2="5.766cm">
          <text:p/>
        </draw:line>
        <draw:line draw:style-name="gr5" draw:text-style-name="P1" draw:layer="layout" svg:x1="4.841cm" svg:y1="7.829cm" svg:x2="5.39cm" svg:y2="7.967cm">
          <text:p/>
        </draw:line>
        <draw:line draw:style-name="gr5" draw:text-style-name="P1" draw:layer="layout" svg:x1="5.253cm" svg:y1="6.866cm" svg:x2="5.253cm" svg:y2="7.416cm">
          <text:p/>
        </draw:line>
        <draw:line draw:style-name="gr5" draw:text-style-name="P1" draw:layer="layout" svg:x1="4.704cm" svg:y1="5.216cm" svg:x2="4.841cm" svg:y2="5.766cm">
          <text:p/>
        </draw:line>
        <draw:line draw:style-name="gr5" draw:text-style-name="P1" draw:layer="layout" svg:x1="5.39cm" svg:y1="5.491cm" svg:x2="4.841cm" svg:y2="5.766cm">
          <text:p/>
        </draw:line>
        <draw:line draw:style-name="gr5" draw:text-style-name="P1" draw:layer="layout" svg:x1="4.841cm" svg:y1="5.767cm" svg:x2="4.292cm" svg:y2="5.629cm">
          <text:p/>
        </draw:line>
        <draw:custom-shape draw:style-name="gr6" draw:text-style-name="P1" draw:layer="layout" svg:width="0.137cm" svg:height="0.138cm" svg:x="4.334cm" svg:y="8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7cm" svg:height="0.137cm" svg:x="5.369cm" svg:y="7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7cm" svg:height="0.138cm" svg:x="4.509cm" svg:y="7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7cm" svg:height="0.137cm" svg:x="4.055cm" svg:y="7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7cm" svg:height="0.137cm" svg:x="4.762cm" svg:y="7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7cm" svg:height="0.137cm" svg:x="5.187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8cm" svg:height="0.137cm" svg:x="5.764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8cm" svg:height="0.137cm" svg:x="5.181cm" svg:y="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7cm" svg:height="0.138cm" svg:x="5.319cm" svg:y="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7cm" svg:height="0.138cm" svg:x="5.597cm" svg:y="5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7cm" svg:height="0.138cm" svg:x="4.775cm" svg:y="5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7cm" svg:height="0.137cm" svg:x="4.626cm" svg:y="5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7cm" svg:height="0.137cm" svg:x="5.369cm" svg:y="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7cm" svg:height="0.137cm" svg:x="4.172cm" svg:y="5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8cm" svg:height="0.138cm" svg:x="3.772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8cm" svg:height="0.138cm" svg:x="4.222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38cm" svg:height="0.137cm" svg:x="3.665cm" svg:y="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.9cm" svg:y1="3.109cm" svg:x2="3.332cm" svg:y2="6.797cm" draw:start-shape="id1" draw:start-glue-point="1" draw:end-shape="id2" draw:end-glue-point="6" svg:d="m1900 3109h720v3688h712" svg:viewBox="0 0 1433 3689">
          <text:p/>
        </draw:connector>
        <draw:connector draw:style-name="gr7" draw:text-style-name="P1" draw:layer="layout" svg:x1="1.9cm" svg:y1="10.109cm" svg:x2="3.332cm" svg:y2="6.797cm" draw:start-shape="id3" draw:start-glue-point="1" draw:end-shape="id2" draw:end-glue-point="6" svg:d="m1900 10109h720v-3312h712" svg:viewBox="0 0 1433 3313">
          <text:p/>
        </draw:connector>
        <draw:connector draw:style-name="gr7" draw:text-style-name="P1" draw:layer="layout" svg:x1="1.9cm" svg:y1="7.809cm" svg:x2="3.332cm" svg:y2="6.797cm" draw:start-shape="id4" draw:start-glue-point="1" draw:end-shape="id2" draw:end-glue-point="6" svg:d="m1900 7809h720v-1012h712" svg:viewBox="0 0 1433 1013">
          <text:p/>
        </draw:connector>
        <draw:connector draw:style-name="gr7" draw:text-style-name="P1" draw:layer="layout" svg:x1="1.9cm" svg:y1="5.409cm" svg:x2="3.332cm" svg:y2="6.797cm" draw:start-shape="id5" draw:start-glue-point="1" draw:end-shape="id2" draw:end-glue-point="6" svg:d="m1900 5409h720v1388h712" svg:viewBox="0 0 1433 1389">
          <text:p/>
        </draw:connector>
        <draw:frame draw:style-name="gr8" draw:text-style-name="P3" draw:layer="layout" svg:width="5.3cm" svg:height="1.05cm" svg:x="1cm" svg:y="1cm">
          <draw:text-box>
            <text:p text:style-name="P1"><text:span text:style-name="T2">DATA TO GRAPH</text:span></text:p>
          </draw:text-box>
        </draw:frame>
        <draw:frame draw:style-name="gr8" draw:text-style-name="P3" draw:layer="layout" svg:width="5.3cm" svg:height="1.05cm" svg:x="6.5cm" svg:y="1cm">
          <draw:text-box>
            <text:p text:style-name="P1"><text:span text:style-name="T2">GRAPH SAMPLER</text:span></text:p>
          </draw:text-box>
        </draw:frame>
        <draw:frame draw:style-name="gr8" draw:text-style-name="P3" draw:layer="layout" svg:width="5.3cm" svg:height="1.463cm" svg:x="11.9cm" svg:y="1cm">
          <draw:text-box>
            <text:p text:style-name="P1"><text:span text:style-name="T2">GRAPH PREPROCESSING</text:span></text:p>
          </draw:text-box>
        </draw:frame>
        <draw:frame draw:style-name="gr8" draw:text-style-name="P3" draw:layer="layout" svg:width="5.3cm" svg:height="1.463cm" svg:x="17.4cm" svg:y="1cm">
          <draw:text-box>
            <text:p text:style-name="P1"><text:span text:style-name="T2">TOPOLOGICAL</text:span></text:p>
            <text:p text:style-name="P1"><text:span text:style-name="T2">METRICS</text:span></text:p>
          </draw:text-box>
        </draw:frame>
        <draw:frame draw:style-name="gr8" draw:text-style-name="P3" draw:layer="layout" svg:width="5.3cm" svg:height="1.05cm" svg:x="22.8cm" svg:y="1.001cm">
          <draw:text-box>
            <text:p text:style-name="P1"><text:span text:style-name="T2">ALGORITHMS</text:span></text:p>
          </draw:text-box>
        </draw:frame>
        <draw:frame draw:style-name="gr8" draw:text-style-name="P3" draw:layer="layout" svg:width="5.3cm" svg:height="1.463cm" svg:x="28.3cm" svg:y="1.002cm">
          <draw:text-box>
            <text:p text:style-name="P1"><text:span text:style-name="T2">COMMUNITIES</text:span></text:p>
            <text:p text:style-name="P1"><text:span text:style-name="T2">DESCRIPTION</text:span></text:p>
          </draw:text-box>
        </draw:frame>
        <draw:frame draw:style-name="gr8" draw:text-style-name="P3" draw:layer="layout" svg:width="5.3cm" svg:height="1.463cm" svg:x="33.6cm" svg:y="1.003cm">
          <draw:text-box>
            <text:p text:style-name="P1"><text:span text:style-name="T2">CLUSTERING</text:span></text:p>
            <text:p text:style-name="P1"><text:span text:style-name="T2">EVALUATION</text:span></text:p>
          </draw:text-box>
        </draw:frame>
        <draw:custom-shape draw:style-name="gr9" draw:text-style-name="P1" xml:id="id8" draw:id="id8" draw:layer="layout" svg:width="2.5cm" svg:height="2.5cm" svg:x="7.946cm" svg:y="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7" draw:id="id7" draw:layer="layout" svg:width="2.5cm" svg:height="2.5cm" svg:x="7.946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6" draw:id="id6" draw:layer="layout" svg:width="2.5cm" svg:height="2.5cm" svg:x="7.946cm" svg:y="8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8.4cm" svg:y1="3.466cm" svg:x2="8.8cm" svg:y2="3.666cm">
            <text:p/>
          </draw:line>
          <draw:line draw:style-name="gr5" draw:text-style-name="P1" draw:layer="layout" svg:x1="8.8cm" svg:y1="3.666cm" svg:x2="9.2cm" svg:y2="3.366cm">
            <text:p/>
          </draw:line>
          <draw:line draw:style-name="gr5" draw:text-style-name="P1" draw:layer="layout" svg:x1="9.1cm" svg:y1="4.166cm" svg:x2="8.8cm" svg:y2="3.666cm">
            <text:p/>
          </draw:line>
          <draw:line draw:style-name="gr5" draw:text-style-name="P1" draw:layer="layout" svg:x1="9.2cm" svg:y1="3.366cm" svg:x2="9.6cm" svg:y2="3.766cm">
            <text:p/>
          </draw:line>
          <draw:line draw:style-name="gr5" draw:text-style-name="P1" draw:layer="layout" svg:x1="9.6cm" svg:y1="4.266cm" svg:x2="9.6cm" svg:y2="3.766cm">
            <text:p/>
          </draw:line>
          <draw:line draw:style-name="gr5" draw:text-style-name="P1" draw:layer="layout" svg:x1="10.1cm" svg:y1="3.766cm" svg:x2="9.6cm" svg:y2="3.766cm">
            <text:p/>
          </draw:line>
          <draw:line draw:style-name="gr5" draw:text-style-name="P1" draw:layer="layout" svg:x1="9.2cm" svg:y1="3.366cm" svg:x2="9.1cm" svg:y2="2.966cm">
            <text:p/>
          </draw:line>
          <draw:line draw:style-name="gr5" draw:text-style-name="P1" draw:layer="layout" svg:x1="9.7cm" svg:y1="3.266cm" svg:x2="9.2cm" svg:y2="3.366cm">
            <text:p/>
          </draw:line>
          <draw:line draw:style-name="gr5" draw:text-style-name="P1" draw:layer="layout" svg:x1="8.5cm" svg:y1="4.066cm" svg:x2="8.8cm" svg:y2="3.666cm">
            <text:p/>
          </draw:line>
          <draw:custom-shape draw:style-name="gr6" draw:text-style-name="P1" draw:layer="layout" svg:width="0.137cm" svg:height="0.138cm" svg:x="8.407cm" svg:y="4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svg:x="8.293cm" svg:y="3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svg:x="8.735cm" svg:y="3.6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svg:x="9.035cm" svg:y="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svg:x="9.142cm" svg:y="3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svg:x="9.663cm" svg:y="3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svg:x="9.528cm" svg:y="3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svg:x="9.049cm" svg:y="4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svg:x="9.528cm" svg:y="4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svg:x="10.035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" draw:layer="layout" svg:x1="8.568cm" svg:y1="7.302cm" svg:x2="8.966cm" svg:y2="7.099cm">
            <text:p/>
          </draw:line>
          <draw:line draw:style-name="gr5" draw:text-style-name="P1" draw:layer="layout" svg:x1="8.967cm" svg:y1="7.099cm" svg:x2="8.963cm" svg:y2="6.599cm">
            <text:p/>
          </draw:line>
          <draw:line draw:style-name="gr5" draw:text-style-name="P1" draw:layer="layout" svg:x1="9.546cm" svg:y1="7.155cm" svg:x2="8.966cm" svg:y2="7.099cm">
            <text:p/>
          </draw:line>
          <draw:line draw:style-name="gr5" draw:text-style-name="P1" draw:layer="layout" svg:x1="8.963cm" svg:y1="6.599cm" svg:x2="9.522cm" svg:y2="6.515cm">
            <text:p/>
          </draw:line>
          <draw:line draw:style-name="gr5" draw:text-style-name="P1" draw:layer="layout" svg:x1="9.924cm" svg:y1="6.812cm" svg:x2="9.522cm" svg:y2="6.515cm">
            <text:p/>
          </draw:line>
          <draw:line draw:style-name="gr5" draw:text-style-name="P1" draw:layer="layout" svg:x1="9.819cm" svg:y1="6.112cm" svg:x2="9.522cm" svg:y2="6.514cm">
            <text:p/>
          </draw:line>
          <draw:line draw:style-name="gr5" draw:text-style-name="P1" draw:layer="layout" svg:x1="8.962cm" svg:y1="6.599cm" svg:x2="8.581cm" svg:y2="6.442cm">
            <text:p/>
          </draw:line>
          <draw:line draw:style-name="gr5" draw:text-style-name="P1" draw:layer="layout" svg:x1="9.179cm" svg:y1="6.137cm" svg:x2="8.963cm" svg:y2="6.599cm">
            <text:p/>
          </draw:line>
          <draw:line draw:style-name="gr5" draw:text-style-name="P1" draw:layer="layout" svg:x1="9.11cm" svg:y1="7.578cm" svg:x2="8.966cm" svg:y2="7.099cm">
            <text:p/>
          </draw:line>
          <draw:custom-shape draw:style-name="gr6" draw:text-style-name="P1" draw:layer="layout" svg:width="0.137cm" svg:height="0.138cm" draw:transform="rotate (0.934972880293362) translate (9.024cm 7.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0.934972880293362) translate (8.44cm 7.3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0.934972880293362) translate (8.88cm 7.1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0.934972880293362) translate (8.49cm 6.4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0.934972880293362) translate (8.876cm 6.6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0.934972880293362) translate (9.126cm 6.1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0.934972880293362) translate (9.416cm 6.5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0.934972880293362) translate (9.486cm 7.1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0.934972880293362) translate (9.851cm 6.84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0.934972880293362) translate (9.727cm 6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1" draw:layer="layout" svg:x1="8.936cm" svg:y1="10.729cm" svg:x2="9.166cm" svg:y2="10.346cm">
            <text:p/>
          </draw:line>
          <draw:line draw:style-name="gr5" draw:text-style-name="P1" draw:layer="layout" svg:x1="9.166cm" svg:y1="10.346cm" svg:x2="8.898cm" svg:y2="9.924cm">
            <text:p/>
          </draw:line>
          <draw:line draw:style-name="gr5" draw:text-style-name="P1" draw:layer="layout" svg:x1="9.688cm" svg:y1="10.085cm" svg:x2="9.166cm" svg:y2="10.345cm">
            <text:p/>
          </draw:line>
          <draw:line draw:style-name="gr5" draw:text-style-name="P1" draw:layer="layout" svg:x1="8.898cm" svg:y1="9.924cm" svg:x2="9.328cm" svg:y2="9.556cm">
            <text:p/>
          </draw:line>
          <draw:line draw:style-name="gr5" draw:text-style-name="P1" draw:layer="layout" svg:x1="9.827cm" svg:y1="9.595cm" svg:x2="9.328cm" svg:y2="9.556cm">
            <text:p/>
          </draw:line>
          <draw:line draw:style-name="gr5" draw:text-style-name="P1" draw:layer="layout" svg:x1="9.367cm" svg:y1="9.057cm" svg:x2="9.328cm" svg:y2="9.556cm">
            <text:p/>
          </draw:line>
          <draw:line draw:style-name="gr5" draw:text-style-name="P1" draw:layer="layout" svg:x1="8.899cm" svg:y1="9.924cm" svg:x2="8.492cm" svg:y2="9.993cm">
            <text:p/>
          </draw:line>
          <draw:line draw:style-name="gr5" draw:text-style-name="P1" draw:layer="layout" svg:x1="8.837cm" svg:y1="9.418cm" svg:x2="8.898cm" svg:y2="9.924cm">
            <text:p/>
          </draw:line>
          <draw:line draw:style-name="gr5" draw:text-style-name="P1" draw:layer="layout" svg:x1="9.542cm" svg:y1="10.676cm" svg:x2="9.166cm" svg:y2="10.346cm">
            <text:p/>
          </draw:line>
          <draw:custom-shape draw:style-name="gr6" draw:text-style-name="P1" draw:layer="layout" svg:width="0.137cm" svg:height="0.138cm" draw:transform="rotate (1.49347824093155) translate (9.497cm 10.7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1.49347824093155) translate (8.848cm 10.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1.49347824093155) translate (9.102cm 10.4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1.49347824093155) translate (8.421cm 10.0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1.49347824093155) translate (8.829cm 9.9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1.49347824093155) translate (8.796cm 9.45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1.49347824093155) translate (9.244cm 9.6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1.49347824093155) translate (9.646cm 10.1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1.49347824093155) translate (9.783cm 9.6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37cm" svg:height="0.138cm" draw:transform="rotate (1.49347824093155) translate (9.296cm 9.11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7" draw:text-style-name="P1" draw:layer="layout" svg:x1="6.213cm" svg:y1="6.797cm" svg:x2="7.946cm" svg:y2="9.914cm" draw:start-shape="id2" draw:start-glue-point="10" draw:end-shape="id6" draw:end-glue-point="6" svg:d="m6213 6797h867v3117h866" svg:viewBox="0 0 1734 3118">
          <text:p/>
        </draw:connector>
        <draw:connector draw:style-name="gr7" draw:text-style-name="P1" draw:layer="layout" svg:x1="6.213cm" svg:y1="6.797cm" svg:x2="7.946cm" svg:y2="6.8cm" draw:start-shape="id2" draw:start-glue-point="10" draw:end-shape="id7" draw:end-glue-point="6" svg:d="m6213 6797h867v3h866" svg:viewBox="0 0 1734 4">
          <text:p/>
        </draw:connector>
        <draw:connector draw:style-name="gr7" draw:text-style-name="P1" draw:layer="layout" svg:x1="6.213cm" svg:y1="6.797cm" svg:x2="7.946cm" svg:y2="3.714cm" draw:start-shape="id2" draw:start-glue-point="10" draw:end-shape="id8" draw:end-glue-point="6" svg:d="m6213 6797h867v-3083h866" svg:viewBox="0 0 1734 3084">
          <text:p/>
        </draw:connector>
        <draw:custom-shape draw:style-name="gr10" draw:text-style-name="P4" xml:id="id9" draw:id="id9" draw:layer="layout" svg:width="4.3cm" svg:height="1.5cm" svg:x="12.3cm" svg:y="3.9cm">
          <text:p text:style-name="P1"><text:span text:style-name="T3">RIMOZIONE</text:span></text:p>
          <text:p text:style-name="P1"><text:span text:style-name="T3">OUTLIER</text:span></text:p>
          <draw:enhanced-geometry svg:viewBox="0 0 21600 21600" draw:extrusion="true" draw:extrusion-first-light-direction="(-50000 0 10000)" draw:extrusion-second-light-direction="(50000 0 10000)" draw:glue-points="10800 0 0 10800 10800 21600 21600 10800" draw:type="flowchart-process" draw:enhanced-path="M 0 0 L 21600 0 21600 21600 0 21600 0 0 Z N"/>
        </draw:custom-shape>
        <draw:custom-shape draw:style-name="gr10" draw:text-style-name="P4" xml:id="id10" draw:id="id10" draw:layer="layout" svg:width="4.3cm" svg:height="1.5cm" svg:x="12.3cm" svg:y="6.4cm">
          <text:p text:style-name="P1"><text:span text:style-name="T3">IMPUTAZIONE</text:span></text:p>
          <text:p text:style-name="P1"><text:span text:style-name="T3">MISSING VALUE</text:span></text:p>
          <draw:enhanced-geometry svg:viewBox="0 0 21600 21600" draw:extrusion="true" draw:extrusion-first-light-direction="(-50000 0 10000)" draw:extrusion-second-light-direction="(50000 0 10000)" draw:glue-points="10800 0 0 10800 10800 21600 21600 10800" draw:type="flowchart-process" draw:enhanced-path="M 0 0 L 21600 0 21600 21600 0 21600 0 0 Z N"/>
        </draw:custom-shape>
        <draw:custom-shape draw:style-name="gr10" draw:text-style-name="P4" xml:id="id11" draw:id="id11" draw:layer="layout" svg:width="4.3cm" svg:height="1.5cm" svg:x="12.3cm" svg:y="8.9cm">
          <text:p text:style-name="P1"><text:span text:style-name="T3">SELEZIONE</text:span></text:p>
          <text:p text:style-name="P1"><text:span text:style-name="T3">DEGLI ATTRIBUTI</text:span></text:p>
          <draw:enhanced-geometry svg:viewBox="0 0 21600 21600" draw:extrusion="true" draw:extrusion-first-light-direction="(-50000 0 10000)" draw:extrusion-second-light-direction="(50000 0 10000)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4.45cm" svg:y1="5.4cm" svg:x2="14.45cm" svg:y2="6.4cm" draw:start-shape="id9" draw:start-glue-point="6" draw:end-shape="id10" svg:d="m14450 5400v1000" svg:viewBox="0 0 1 1001">
          <text:p/>
        </draw:connector>
        <draw:connector draw:style-name="gr7" draw:text-style-name="P1" draw:layer="layout" svg:x1="14.45cm" svg:y1="7.9cm" svg:x2="14.45cm" svg:y2="8.9cm" draw:start-shape="id10" draw:start-glue-point="6" draw:end-shape="id11" svg:d="m14450 7900v1000" svg:viewBox="0 0 1 1001">
          <text:p/>
        </draw:connector>
        <draw:connector draw:style-name="gr7" draw:text-style-name="P1" draw:layer="layout" svg:x1="10.446cm" svg:y1="6.8cm" svg:x2="14.45cm" svg:y2="3.9cm" draw:start-shape="id7" draw:start-glue-point="10" draw:end-shape="id9" draw:end-glue-point="4" svg:d="m10446 6800h928v-3849h3076v949" svg:viewBox="0 0 4005 3850">
          <text:p/>
        </draw:connector>
        <draw:custom-shape draw:style-name="gr11" draw:text-style-name="P1" xml:id="id16" draw:id="id16" draw:layer="layout" svg:width="1.2cm" svg:height="0.901cm" svg:x="23.2cm" svg:y="10.301cm">
          <text:p text:style-name="P1"/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1" draw:text-style-name="P4" draw:layer="layout" svg:width="3.1cm" svg:height="0.901cm" svg:x="24.5cm" svg:y="10.301cm">
          <text:p text:style-name="P1"><text:span text:style-name="T3"/></text:p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1" draw:text-style-name="P1" xml:id="id15" draw:id="id15" draw:layer="layout" svg:width="1.2cm" svg:height="0.901cm" svg:x="23.2cm" svg:y="9.302cm">
          <text:p text:style-name="P1"/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1" draw:text-style-name="P4" draw:layer="layout" svg:width="3.1cm" svg:height="0.901cm" svg:x="24.5cm" svg:y="9.302cm">
          <text:p text:style-name="P1"><text:span text:style-name="T3"/></text:p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1" draw:text-style-name="P1" xml:id="id14" draw:id="id14" draw:layer="layout" svg:width="1.2cm" svg:height="0.901cm" svg:x="23.2cm" svg:y="8.303cm">
          <text:p text:style-name="P1"/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1" draw:text-style-name="P4" draw:layer="layout" svg:width="3.1cm" svg:height="0.901cm" svg:x="24.5cm" svg:y="8.303cm">
          <text:p text:style-name="P1"><text:span text:style-name="T3"/></text:p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1" draw:text-style-name="P1" xml:id="id13" draw:id="id13" draw:layer="layout" svg:width="1.2cm" svg:height="0.901cm" svg:x="23.2cm" svg:y="7.304cm">
          <text:p text:style-name="P1"/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1" draw:text-style-name="P1" xml:id="id12" draw:id="id12" draw:layer="layout" svg:width="1.2cm" svg:height="4.1cm" svg:x="23.2cm" svg:y="3.1cm">
          <text:p text:style-name="P1"/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ustom-shape draw:style-name="gr11" draw:text-style-name="P4" draw:layer="layout" svg:width="3.1cm" svg:height="0.901cm" svg:x="24.5cm" svg:y="7.304cm">
          <text:p text:style-name="P1"><text:span text:style-name="T3"/></text:p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line-skew="0.2cm" svg:x1="21.7cm" svg:y1="6.7cm" svg:x2="23.2cm" svg:y2="5.15cm" draw:end-shape="id12" draw:end-glue-point="5" svg:d="m21700 6700h700v-1550h800" svg:viewBox="0 0 1501 1551">
          <text:p/>
        </draw:connector>
        <draw:connector draw:style-name="gr7" draw:text-style-name="P1" draw:layer="layout" draw:line-skew="0.2cm" svg:x1="21.7cm" svg:y1="6.7cm" svg:x2="23.2cm" svg:y2="7.755cm" draw:end-shape="id13" draw:end-glue-point="5" svg:d="m21700 6700h700v1055h800" svg:viewBox="0 0 1501 1056">
          <text:p/>
        </draw:connector>
        <draw:connector draw:style-name="gr7" draw:text-style-name="P1" draw:layer="layout" draw:line-skew="0.2cm" svg:x1="21.7cm" svg:y1="6.7cm" svg:x2="23.2cm" svg:y2="8.754cm" draw:end-shape="id14" draw:end-glue-point="5" svg:d="m21700 6700h700v2054h800" svg:viewBox="0 0 1501 2055">
          <text:p/>
        </draw:connector>
        <draw:connector draw:style-name="gr7" draw:text-style-name="P1" draw:layer="layout" draw:line-skew="0.2cm" svg:x1="21.7cm" svg:y1="6.7cm" svg:x2="23.2cm" svg:y2="9.753cm" draw:end-shape="id15" draw:end-glue-point="5" svg:d="m21700 6700h700v3053h800" svg:viewBox="0 0 1501 3054">
          <text:p/>
        </draw:connector>
        <draw:connector draw:style-name="gr7" draw:text-style-name="P1" draw:layer="layout" draw:line-skew="0.2cm" svg:x1="21.7cm" svg:y1="6.7cm" svg:x2="23.2cm" svg:y2="10.752cm" draw:end-shape="id16" draw:end-glue-point="5" svg:d="m21700 6700h700v4052h800" svg:viewBox="0 0 1501 4053">
          <text:p/>
        </draw:connector>
        <draw:g>
          <draw:custom-shape draw:style-name="gr9" draw:text-style-name="P1" draw:layer="layout" svg:width="1.6cm" svg:height="1.6cm" draw:transform="rotate (-2.70526034059121) translate (31.063cm 4.78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1" draw:layer="layout" svg:x1="30.529cm" svg:y1="4.329cm" svg:x2="30.243cm" svg:y2="4.321cm">
              <text:p/>
            </draw:line>
            <draw:line draw:style-name="gr5" draw:text-style-name="P1" draw:layer="layout" svg:x1="30.243cm" svg:y1="4.321cm" svg:x2="30.092cm" svg:y2="4.603cm">
              <text:p/>
            </draw:line>
            <draw:line draw:style-name="gr5" draw:text-style-name="P1" draw:layer="layout" svg:x1="29.933cm" svg:y1="4.112cm" svg:x2="30.242cm" svg:y2="4.321cm">
              <text:p/>
            </draw:line>
            <draw:line draw:style-name="gr5" draw:text-style-name="P1" draw:layer="layout" svg:x1="30.092cm" svg:y1="4.603cm" svg:x2="29.752cm" svg:y2="4.479cm">
              <text:p/>
            </draw:line>
            <draw:line draw:style-name="gr5" draw:text-style-name="P1" draw:layer="layout" svg:x1="29.616cm" svg:y1="4.189cm" svg:x2="29.751cm" svg:y2="4.479cm">
              <text:p/>
            </draw:line>
            <draw:line draw:style-name="gr5" draw:text-style-name="P1" draw:layer="layout" svg:x1="29.462cm" svg:y1="4.614cm" svg:x2="29.752cm" svg:y2="4.479cm">
              <text:p/>
            </draw:line>
            <draw:line draw:style-name="gr5" draw:text-style-name="P1" draw:layer="layout" svg:x1="30.092cm" svg:y1="4.603cm" svg:x2="30.258cm" svg:y2="4.808cm">
              <text:p/>
            </draw:line>
            <draw:line draw:style-name="gr5" draw:text-style-name="P1" draw:layer="layout" svg:x1="29.829cm" svg:y1="4.796cm" svg:x2="30.092cm" svg:y2="4.603cm">
              <text:p/>
            </draw:line>
            <draw:line draw:style-name="gr5" draw:text-style-name="P1" draw:layer="layout" svg:x1="30.309cm" svg:y1="4.008cm" svg:x2="30.243cm" svg:y2="4.321cm">
              <text:p/>
            </draw:line>
            <draw:custom-shape draw:style-name="gr6" draw:text-style-name="P1" draw:layer="layout" svg:width="0.087cm" svg:height="0.089cm" draw:transform="rotate (-2.70526034059121) translate (30.373cm 4.0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089cm" svg:height="0.089cm" draw:transform="rotate (-2.70526034059121) translate (30.614cm 4.34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088cm" svg:height="0.088cm" draw:transform="rotate (-2.70526034059121) translate (30.296cm 4.33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088cm" svg:height="0.088cm" draw:transform="rotate (-2.70526034059121) translate (30.314cm 4.82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088cm" svg:height="0.088cm" draw:transform="rotate (-2.70526034059121) translate (30.143cm 4.6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088cm" svg:height="0.089cm" draw:transform="rotate (-2.70526034059121) translate (29.86cm 4.8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088cm" svg:height="0.089cm" draw:transform="rotate (-2.70526034059121) translate (29.815cm 4.50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087cm" svg:height="0.089cm" draw:transform="rotate (-2.70526034059121) translate (29.972cm 4.1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088cm" svg:height="0.089cm" draw:transform="rotate (-2.70526034059121) translate (29.669cm 4.1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088cm" svg:height="0.088cm" draw:transform="rotate (-2.70526034059121) translate (29.517cm 4.6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9" draw:text-style-name="P1" draw:layer="layout" svg:width="2.7cm" svg:height="2.7cm" draw:transform="rotate (0.541052068118242) translate (28.198cm 6.8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1" draw:layer="layout" svg:x1="29.175cm" svg:y1="7.563cm" svg:x2="29.657cm" svg:y2="7.526cm">
              <text:p/>
            </draw:line>
            <draw:line draw:style-name="gr5" draw:text-style-name="P1" draw:layer="layout" svg:x1="29.657cm" svg:y1="7.526cm" svg:x2="29.86cm" svg:y2="7.026cm">
              <text:p/>
            </draw:line>
            <draw:line draw:style-name="gr5" draw:text-style-name="P1" draw:layer="layout" svg:x1="30.213cm" svg:y1="7.822cm" svg:x2="29.657cm" svg:y2="7.526cm">
              <text:p/>
            </draw:line>
            <draw:line draw:style-name="gr5" draw:text-style-name="P1" draw:layer="layout" svg:x1="29.86cm" svg:y1="7.026cm" svg:x2="30.453cm" svg:y2="7.174cm">
              <text:p/>
            </draw:line>
            <draw:line draw:style-name="gr5" draw:text-style-name="P1" draw:layer="layout" svg:x1="30.731cm" svg:y1="7.636cm" svg:x2="30.453cm" svg:y2="7.173cm">
              <text:p/>
            </draw:line>
            <draw:line draw:style-name="gr5" draw:text-style-name="P1" draw:layer="layout" svg:x1="30.916cm" svg:y1="6.895cm" svg:x2="30.453cm" svg:y2="7.173cm">
              <text:p/>
            </draw:line>
            <draw:line draw:style-name="gr5" draw:text-style-name="P1" draw:layer="layout" svg:x1="29.86cm" svg:y1="7.026cm" svg:x2="29.545cm" svg:y2="6.711cm">
              <text:p/>
            </draw:line>
            <draw:line draw:style-name="gr5" draw:text-style-name="P1" draw:layer="layout" svg:x1="30.267cm" svg:y1="6.655cm" svg:x2="29.86cm" svg:y2="7.026cm">
              <text:p/>
            </draw:line>
            <draw:line draw:style-name="gr5" draw:text-style-name="P1" draw:layer="layout" svg:x1="29.601cm" svg:y1="8.063cm" svg:x2="29.656cm" svg:y2="7.526cm">
              <text:p/>
            </draw:line>
            <draw:custom-shape draw:style-name="gr6" draw:text-style-name="P1" draw:layer="layout" svg:width="0.147cm" svg:height="0.15cm" draw:transform="rotate (0.541052068118242) translate (29.494cm 8.07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49cm" svg:height="0.149cm" draw:transform="rotate (0.541052068118242) translate (29.031cm 7.54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48cm" svg:height="0.151cm" draw:transform="rotate (0.541052068118242) translate (29.563cm 7.50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48cm" svg:height="0.149cm" draw:transform="rotate (0.541052068118242) translate (29.448cm 6.6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48cm" svg:height="0.149cm" draw:transform="rotate (0.541052068118242) translate (29.771cm 6.99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48cm" svg:height="0.15cm" draw:transform="rotate (0.541052068118242) translate (30.212cm 6.6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46cm" svg:height="0.15cm" draw:transform="rotate (0.541052068118242) translate (30.342cm 7.1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48cm" svg:height="0.15cm" draw:transform="rotate (0.541052068118242) translate (30.145cm 7.81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46cm" svg:height="0.15cm" draw:transform="rotate (0.541052068118242) translate (30.644cm 7.64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48cm" svg:height="0.149cm" draw:transform="rotate (0.541052068118242) translate (30.819cm 6.87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9" draw:text-style-name="P1" draw:layer="layout" svg:width="2.2cm" svg:height="2.2cm" draw:transform="rotate (-0.890117918517108) translate (32.163cm 3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1" draw:layer="layout" svg:x1="31.729cm" svg:y1="4.818cm" svg:x2="31.814cm" svg:y2="5.202cm">
              <text:p/>
            </draw:line>
            <draw:line draw:style-name="gr5" draw:text-style-name="P1" draw:layer="layout" svg:x1="31.814cm" svg:y1="5.203cm" svg:x2="32.241cm" svg:y2="5.31cm">
              <text:p/>
            </draw:line>
            <draw:line draw:style-name="gr5" draw:text-style-name="P1" draw:layer="layout" svg:x1="31.638cm" svg:y1="5.685cm" svg:x2="31.814cm" svg:y2="5.203cm">
              <text:p/>
            </draw:line>
            <draw:line draw:style-name="gr5" draw:text-style-name="P1" draw:layer="layout" svg:x1="32.24cm" svg:y1="5.31cm" svg:x2="32.188cm" svg:y2="5.805cm">
              <text:p/>
            </draw:line>
            <draw:line draw:style-name="gr5" draw:text-style-name="P1" draw:layer="layout" svg:x1="31.846cm" svg:y1="6.082cm" svg:x2="32.188cm" svg:y2="5.805cm">
              <text:p/>
            </draw:line>
            <draw:line draw:style-name="gr5" draw:text-style-name="P1" draw:layer="layout" svg:x1="32.465cm" svg:y1="6.147cm" svg:x2="32.188cm" svg:y2="5.805cm">
              <text:p/>
            </draw:line>
            <draw:line draw:style-name="gr5" draw:text-style-name="P1" draw:layer="layout" svg:x1="32.24cm" svg:y1="5.31cm" svg:x2="32.458cm" svg:y2="5.02cm">
              <text:p/>
            </draw:line>
            <draw:line draw:style-name="gr5" draw:text-style-name="P1" draw:layer="layout" svg:x1="32.585cm" svg:y1="5.597cm" svg:x2="32.24cm" svg:y2="5.31cm">
              <text:p/>
            </draw:line>
            <draw:line draw:style-name="gr5" draw:text-style-name="P1" draw:layer="layout" svg:x1="31.374cm" svg:y1="5.219cm" svg:x2="31.814cm" svg:y2="5.203cm">
              <text:p/>
            </draw:line>
            <draw:custom-shape draw:style-name="gr6" draw:text-style-name="P1" draw:layer="layout" svg:width="0.121cm" svg:height="0.121cm" draw:transform="rotate (-0.890117918517108) translate (31.347cm 5.13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21cm" svg:height="0.121cm" draw:transform="rotate (-0.890117918517108) translate (31.724cm 4.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2cm" svg:height="0.122cm" draw:transform="rotate (-0.890117918517108) translate (31.818cm 5.1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2cm" svg:height="0.122cm" draw:transform="rotate (-0.890117918517108) translate (32.468cm 4.9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2cm" svg:height="0.122cm" draw:transform="rotate (-0.890117918517108) translate (32.253cm 5.23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2cm" svg:height="0.121cm" draw:transform="rotate (-0.890117918517108) translate (32.59cm 5.5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2cm" svg:height="0.121cm" draw:transform="rotate (-0.890117918517108) translate (32.202cm 5.7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21cm" svg:height="0.121cm" draw:transform="rotate (-0.890117918517108) translate (31.635cm 5.62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2cm" svg:height="0.121cm" draw:transform="rotate (-0.890117918517108) translate (31.832cm 6.0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2cm" svg:height="0.122cm" draw:transform="rotate (-0.890117918517108) translate (32.475cm 6.0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9" draw:text-style-name="P1" draw:layer="layout" svg:width="1.9cm" svg:height="1.9cm" svg:x="30.7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1" draw:layer="layout" svg:x1="31.045cm" svg:y1="9.262cm" svg:x2="31.349cm" svg:y2="9.414cm">
              <text:p/>
            </draw:line>
            <draw:line draw:style-name="gr5" draw:text-style-name="P1" draw:layer="layout" svg:x1="31.349cm" svg:y1="9.414cm" svg:x2="31.653cm" svg:y2="9.186cm">
              <text:p/>
            </draw:line>
            <draw:line draw:style-name="gr5" draw:text-style-name="P1" draw:layer="layout" svg:x1="31.577cm" svg:y1="9.794cm" svg:x2="31.349cm" svg:y2="9.414cm">
              <text:p/>
            </draw:line>
            <draw:line draw:style-name="gr5" draw:text-style-name="P1" draw:layer="layout" svg:x1="31.653cm" svg:y1="9.186cm" svg:x2="31.957cm" svg:y2="9.49cm">
              <text:p/>
            </draw:line>
            <draw:line draw:style-name="gr5" draw:text-style-name="P1" draw:layer="layout" svg:x1="31.957cm" svg:y1="9.87cm" svg:x2="31.957cm" svg:y2="9.49cm">
              <text:p/>
            </draw:line>
            <draw:line draw:style-name="gr5" draw:text-style-name="P1" draw:layer="layout" svg:x1="32.337cm" svg:y1="9.49cm" svg:x2="31.957cm" svg:y2="9.49cm">
              <text:p/>
            </draw:line>
            <draw:line draw:style-name="gr5" draw:text-style-name="P1" draw:layer="layout" svg:x1="31.653cm" svg:y1="9.186cm" svg:x2="31.577cm" svg:y2="8.882cm">
              <text:p/>
            </draw:line>
            <draw:line draw:style-name="gr5" draw:text-style-name="P1" draw:layer="layout" svg:x1="32.033cm" svg:y1="9.11cm" svg:x2="31.653cm" svg:y2="9.186cm">
              <text:p/>
            </draw:line>
            <draw:line draw:style-name="gr5" draw:text-style-name="P1" draw:layer="layout" svg:x1="31.121cm" svg:y1="9.718cm" svg:x2="31.349cm" svg:y2="9.414cm">
              <text:p/>
            </draw:line>
            <draw:custom-shape draw:style-name="gr6" draw:text-style-name="P1" draw:layer="layout" svg:width="0.104cm" svg:height="0.105cm" svg:x="31.05cm" svg:y="9.68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05cm" svg:height="0.105cm" svg:x="30.963cm" svg:y="9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04cm" svg:height="0.105cm" svg:x="31.3cm" svg:y="9.3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04cm" svg:height="0.105cm" svg:x="31.528cm" svg:y="8.8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04cm" svg:height="0.105cm" svg:x="31.609cm" svg:y="9.1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04cm" svg:height="0.105cm" svg:x="32.005cm" svg:y="9.0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04cm" svg:height="0.105cm" svg:x="31.902cm" svg:y="9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04cm" svg:height="0.105cm" svg:x="31.539cm" svg:y="9.7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04cm" svg:height="0.105cm" svg:x="31.902cm" svg:y="9.8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1" draw:layer="layout" svg:width="0.104cm" svg:height="0.105cm" svg:x="32.288cm" svg:y="9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5" draw:text-style-name="P1" draw:layer="layout" svg:x1="30.9cm" svg:y1="6.9cm" svg:x2="31.8cm" svg:y2="6.1cm">
          <text:p/>
        </draw:line>
        <draw:line draw:style-name="gr5" draw:text-style-name="P1" draw:layer="layout" svg:x1="30.258cm" svg:y1="4.808cm" svg:x2="31.3cm" svg:y2="5.2cm">
          <text:p/>
        </draw:line>
        <draw:line draw:style-name="gr5" draw:text-style-name="P1" draw:layer="layout" svg:x1="31.8cm" svg:y1="5.2cm" svg:x2="32.5cm" svg:y2="5cm">
          <text:p/>
        </draw:line>
        <draw:line draw:style-name="gr5" draw:text-style-name="P1" draw:layer="layout" svg:x1="30.252cm" svg:y1="7.841cm" svg:x2="31.004cm" svg:y2="9.243cm">
          <text:p/>
        </draw:line>
        <draw:line draw:style-name="gr5" draw:text-style-name="P1" draw:layer="layout" svg:x1="30.762cm" svg:y1="7.683cm" svg:x2="31.004cm" svg:y2="9.243cm">
          <text:p/>
        </draw:line>
        <draw:line draw:style-name="gr5" draw:text-style-name="P1" draw:layer="layout" svg:x1="30.252cm" svg:y1="7.841cm" svg:x2="30.731cm" svg:y2="7.683cm">
          <text:p/>
        </draw:line>
        <draw:line draw:style-name="gr5" draw:text-style-name="P1" draw:layer="layout" svg:x1="29.545cm" svg:y1="6.711cm" svg:x2="30.303cm" svg:y2="6.663cm">
          <text:p/>
        </draw:line>
        <draw:line draw:style-name="gr5" draw:text-style-name="P1" draw:layer="layout" svg:x1="30.303cm" svg:y1="6.663cm" svg:x2="31.34cm" svg:y2="5.211cm">
          <text:p/>
        </draw:line>
        <draw:g>
          <draw:custom-shape draw:style-name="gr9" draw:text-style-name="P1" draw:layer="layout" svg:width="1.2cm" svg:height="0.7cm" svg:x="28.904cm" svg:y="2.96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5" draw:text-style-name="P1" draw:layer="layout" svg:x1="29cm" svg:y1="3.1cm" svg:x2="30cm" svg:y2="3.1cm">
            <text:p/>
          </draw:line>
          <draw:line draw:style-name="gr5" draw:text-style-name="P1" draw:layer="layout" svg:x1="29cm" svg:y1="3.2cm" svg:x2="30cm" svg:y2="3.2cm">
            <text:p/>
          </draw:line>
          <draw:line draw:style-name="gr5" draw:text-style-name="P1" draw:layer="layout" svg:x1="29cm" svg:y1="3.3cm" svg:x2="30cm" svg:y2="3.3cm">
            <text:p/>
          </draw:line>
        </draw:g>
        <draw:g>
          <draw:custom-shape draw:style-name="gr9" draw:text-style-name="P1" draw:layer="layout" svg:width="1.2cm" svg:height="0.7cm" svg:x="31cm" svg:y="3.7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5" draw:text-style-name="P1" draw:layer="layout" svg:x1="31.096cm" svg:y1="3.845cm" svg:x2="32.096cm" svg:y2="3.845cm">
            <text:p/>
          </draw:line>
          <draw:line draw:style-name="gr5" draw:text-style-name="P1" draw:layer="layout" svg:x1="31.096cm" svg:y1="3.945cm" svg:x2="32.096cm" svg:y2="3.945cm">
            <text:p/>
          </draw:line>
          <draw:line draw:style-name="gr5" draw:text-style-name="P1" draw:layer="layout" svg:x1="31.096cm" svg:y1="4.045cm" svg:x2="32.096cm" svg:y2="4.045cm">
            <text:p/>
          </draw:line>
        </draw:g>
        <draw:g>
          <draw:custom-shape draw:style-name="gr9" draw:text-style-name="P1" draw:layer="layout" svg:width="1.2cm" svg:height="0.7cm" svg:x="28.826cm" svg:y="5.34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5" draw:text-style-name="P1" draw:layer="layout" svg:x1="28.922cm" svg:y1="5.48cm" svg:x2="29.922cm" svg:y2="5.48cm">
            <text:p/>
          </draw:line>
          <draw:line draw:style-name="gr5" draw:text-style-name="P1" draw:layer="layout" svg:x1="28.922cm" svg:y1="5.58cm" svg:x2="29.922cm" svg:y2="5.58cm">
            <text:p/>
          </draw:line>
          <draw:line draw:style-name="gr5" draw:text-style-name="P1" draw:layer="layout" svg:x1="28.922cm" svg:y1="5.68cm" svg:x2="29.922cm" svg:y2="5.68cm">
            <text:p/>
          </draw:line>
        </draw:g>
        <draw:custom-shape draw:style-name="gr12" draw:text-style-name="P4" draw:layer="layout" svg:width="3.1cm" svg:height="4.1cm" svg:x="24.5cm" svg:y="3.1cm">
          <text:p text:style-name="P1"><text:span text:style-name="T3">ALGORITMO</text:span></text:p>
          <draw:enhanced-geometry svg:viewBox="0 0 21600 21600" draw:extrusion="true" draw:extrusion-depth="1cm 0" draw:glue-points="10800 0 0 10800 10800 21600 21600 10800" draw:type="flowchart-process" draw:enhanced-path="M 0 0 L 21600 0 21600 21600 0 21600 0 0 Z N"/>
        </draw:custom-shape>
        <draw:frame draw:style-name="gr13" draw:text-style-name="P5" draw:layer="layout" svg:width="0.631cm" svg:height="4.211cm" svg:x="23.503cm" svg:y="3.066cm">
          <draw:text-box>
            <text:p><text:span text:style-name="T4">CONVERTITORE</text:span></text:p>
          </draw:text-box>
        </draw:frame>
        <draw:custom-shape draw:style-name="gr9" draw:text-style-name="P1" draw:layer="layout" svg:width="0.209cm" svg:height="2.085cm" svg:x="34.991cm" svg:y="4.1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08cm" svg:height="1.1cm" svg:x="35.458cm" svg:y="5.1cm">
          <text:p text:style-name="P1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07cm" svg:height="1.043cm" svg:x="35.925cm" svg:y="5.15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05cm" svg:height="2.1cm" svg:x="36.393cm" svg:y="4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05cm" svg:height="2.486cm" svg:x="36.859cm" svg:y="3.7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04cm" svg:height="0.5cm" svg:x="37.326cm" svg:y="5.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4.9cm" svg:y1="3.564cm" svg:x2="34.9cm" svg:y2="6.2cm">
          <text:p/>
        </draw:line>
        <draw:line draw:style-name="gr5" draw:text-style-name="P1" draw:layer="layout" svg:x1="37.9cm" svg:y1="9.3cm" svg:x2="34.9cm" svg:y2="9.3cm">
          <text:p/>
        </draw:line>
        <draw:line draw:style-name="gr5" draw:text-style-name="P1" draw:layer="layout" svg:x1="34.9cm" svg:y1="7.1cm" svg:x2="34.9cm" svg:y2="9.3cm">
          <text:p/>
        </draw:line>
        <draw:polyline draw:style-name="gr14" draw:text-style-name="P1" draw:layer="layout" svg:width="2.599cm" svg:height="1.099cm" svg:x="35.1cm" svg:y="7.8cm" svg:viewBox="0 0 2600 1100" draw:points="0,1100 200,880 400,990 600,550 900,330 1100,440 1400,0 1600,0 1800,440 2000,330 2200,660 2400,1100 2600,880">
          <text:p/>
        </draw:polyline>
        <draw:polyline draw:style-name="gr15" draw:text-style-name="P1" draw:layer="layout" svg:width="2.599cm" svg:height="1.499cm" svg:x="35.1cm" svg:y="7.4cm" svg:viewBox="0 0 2600 1500" draw:points="0,750 200,1000 400,875 500,875 900,1125 1100,1500 1300,1250 1400,750 1800,250 2100,125 2300,375 2600,0">
          <text:p/>
        </draw:polyline>
        <draw:polyline draw:style-name="gr16" draw:text-style-name="P1" draw:layer="layout" svg:width="2.599cm" svg:height="1.599cm" svg:x="35.1cm" svg:y="7.6cm" svg:viewBox="0 0 2600 1600" draw:points="0,1600 200,1477 400,862 600,369 800,123 1100,0 1400,246 1600,615 1900,862 2200,615 2600,615">
          <text:p/>
        </draw:polyline>
        <draw:custom-shape draw:style-name="gr9" draw:text-style-name="P1" draw:layer="layout" svg:width="0.209cm" svg:height="1.501cm" svg:x="35.192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08cm" svg:height="1.605cm" svg:x="35.658cm" svg:y="4.5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07cm" svg:height="1.201cm" svg:x="36.126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05cm" svg:height="1.845cm" svg:x="36.594cm" svg:y="4.3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05cm" svg:height="1.5cm" svg:x="37.06cm" svg:y="4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04cm" svg:height="0.642cm" svg:x="37.526cm" svg:y="5.5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17" draw:id="id17" draw:layer="layout" svg:width="3.352cm" svg:height="3.352cm" draw:transform="rotate (-0.000174532925199667) translate (18.324cm 5.0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5" draw:text-style-name="P1" draw:layer="layout" svg:x1="18.913cm" svg:y1="6.965cm" svg:x2="19.511cm" svg:y2="6.919cm">
            <text:p/>
          </draw:line>
          <draw:line draw:style-name="gr5" draw:text-style-name="P1" draw:layer="layout" svg:x1="19.511cm" svg:y1="6.919cm" svg:x2="19.764cm" svg:y2="6.298cm">
            <text:p/>
          </draw:line>
          <draw:line draw:style-name="gr5" draw:text-style-name="P1" draw:layer="layout" svg:x1="20.201cm" svg:y1="7.287cm" svg:x2="19.511cm" svg:y2="6.919cm">
            <text:p/>
          </draw:line>
          <draw:line draw:style-name="gr5" draw:text-style-name="P1" draw:layer="layout" svg:x1="19.764cm" svg:y1="6.298cm" svg:x2="20.5cm" svg:y2="6.482cm">
            <text:p/>
          </draw:line>
          <draw:line draw:style-name="gr5" draw:text-style-name="P1" draw:layer="layout" svg:x1="20.845cm" svg:y1="7.056cm" svg:x2="20.5cm" svg:y2="6.481cm">
            <text:p/>
          </draw:line>
          <draw:line draw:style-name="gr5" draw:text-style-name="P1" draw:layer="layout" svg:x1="21.075cm" svg:y1="6.136cm" svg:x2="20.5cm" svg:y2="6.481cm">
            <text:p/>
          </draw:line>
          <draw:line draw:style-name="gr5" draw:text-style-name="P1" draw:layer="layout" svg:x1="19.763cm" svg:y1="6.298cm" svg:x2="19.372cm" svg:y2="5.907cm">
            <text:p/>
          </draw:line>
          <draw:line draw:style-name="gr5" draw:text-style-name="P1" draw:layer="layout" svg:x1="20.27cm" svg:y1="5.838cm" svg:x2="19.764cm" svg:y2="6.298cm">
            <text:p/>
          </draw:line>
          <draw:line draw:style-name="gr5" draw:text-style-name="P1" draw:layer="layout" svg:x1="19.443cm" svg:y1="7.586cm" svg:x2="19.512cm" svg:y2="6.919cm">
            <text:p/>
          </draw:line>
          <draw:custom-shape draw:style-name="gr6" draw:text-style-name="P1" draw:layer="layout" svg:width="0.183cm" svg:height="0.187cm" draw:transform="skewX (0.016057029118348) rotate (0.541052068118242) translate (19.309cm 7.6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85cm" svg:height="0.187cm" draw:transform="rotate (0.541052068118242) translate (18.734cm 6.94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84cm" svg:height="0.186cm" draw:transform="skewX (-0.0108210413623649) rotate (0.541052068118242) translate (19.395cm 6.8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83cm" svg:height="0.186cm" draw:transform="skewX (0.00541052068118245) rotate (0.541052068118242) translate (19.252cm 5.8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84cm" svg:height="0.186cm" draw:transform="rotate (0.541052068118242) translate (19.653cm 6.2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85cm" svg:height="0.186cm" draw:transform="skewX (0.00541052068118238) rotate (0.541052068118242) translate (20.2cm 5.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81cm" svg:height="0.186cm" draw:transform="skewX (-0.00541052068118236) rotate (0.541052068118242) translate (20.362cm 6.4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83cm" svg:height="0.186cm" draw:transform="skewX (0.00541052068118245) rotate (0.541052068118242) translate (20.118cm 7.2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81cm" svg:height="0.186cm" draw:transform="skewX (0.00541052068118241) rotate (0.541052068118242) translate (20.737cm 7.0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84cm" svg:height="0.186cm" draw:transform="skewX (0.0108210413623648) rotate (0.541052068118242) translate (20.954cm 6.1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9.763cm" svg:y1="6.298cm" svg:x2="20.201cm" svg:y2="7.286cm">
            <text:p/>
          </draw:line>
          <draw:line draw:style-name="gr17" draw:text-style-name="P1" draw:layer="layout" svg:x1="20.307cm" svg:y1="5.838cm" svg:x2="20.499cm" svg:y2="6.481cm">
            <text:p/>
          </draw:line>
        </draw:g>
        <draw:connector draw:style-name="gr18" draw:text-style-name="P1" draw:layer="layout" svg:x1="14.45cm" svg:y1="10.4cm" svg:x2="18.326cm" svg:y2="6.703cm" draw:start-shape="id11" draw:start-glue-point="6" draw:end-shape="id17" draw:end-glue-point="6" svg:d="m14450 10400v501h3236v-4198h640" svg:viewBox="0 0 3877 4199">
          <text:p/>
        </draw:connector>
        <draw:custom-shape draw:style-name="gr19" draw:text-style-name="P1" draw:layer="layout" svg:width="2.127cm" svg:height="1.3cm" svg:x="18.173cm" svg:y="3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20" draw:text-style-name="P6" draw:layer="layout" svg:width="2.2cm" svg:height="0.853cm" svg:x="18cm" svg:y="4cm">
          <draw:text-box>
            <text:p><text:span text:style-name="T5">12 345 678 9</text:span></text:p>
            <text:p><text:span text:style-name="T5">987 65 4 321</text:span></text:p>
          </draw:text-box>
        </draw:frame>
        <draw:line draw:style-name="gr5" draw:text-style-name="P1" draw:layer="layout" svg:x1="37.9cm" svg:y1="6.2cm" svg:x2="34.9cm" svg:y2="6.2cm">
          <text:p/>
        </draw:line>
        <draw:g xml:id="id1" draw:id="id1">
          <draw:path draw:style-name="gr21" draw:text-style-name="P1" draw:layer="layout" svg:width="0.699cm" svg:height="0.499cm" svg:x="1.2cm" svg:y="3cm" svg:viewBox="0 0 700 500" svg:d="m0 500c700 0 700 0 700 0 0 0 0-500-129-500-175 0-439 0-439 0-132 0-132 500-132 500z">
            <text:p/>
          </draw:path>
          <draw:custom-shape draw:style-name="gr22" draw:text-style-name="P1" draw:layer="layout" svg:width="0.3cm" svg:height="0.3cm" svg:x="1.394cm" svg:y="2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3cm" svg:height="0.3cm" svg:x="1.394cm" svg:y="2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" draw:id="id5">
          <draw:path draw:style-name="gr21" draw:text-style-name="P1" draw:layer="layout" svg:width="0.699cm" svg:height="0.499cm" svg:x="1.2cm" svg:y="5.3cm" svg:viewBox="0 0 700 500" svg:d="m0 500c700 0 700 0 700 0 0 0 0-500-129-500-175 0-439 0-439 0-132 0-132 500-132 500z">
            <text:p/>
          </draw:path>
          <draw:custom-shape draw:style-name="gr22" draw:text-style-name="P1" draw:layer="layout" svg:width="0.3cm" svg:height="0.3cm" svg:x="1.394cm" svg:y="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3cm" svg:height="0.3cm" svg:x="1.394cm" svg:y="5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path draw:style-name="gr21" draw:text-style-name="P1" draw:layer="layout" svg:width="0.699cm" svg:height="0.499cm" svg:x="1.2cm" svg:y="7.7cm" svg:viewBox="0 0 700 500" svg:d="m0 500c700 0 700 0 700 0 0 0 0-500-129-500-175 0-439 0-439 0-132 0-132 500-132 500z">
            <text:p/>
          </draw:path>
          <draw:custom-shape draw:style-name="gr22" draw:text-style-name="P1" draw:layer="layout" svg:width="0.3cm" svg:height="0.3cm" svg:x="1.394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3cm" svg:height="0.3cm" svg:x="1.394cm" svg:y="7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path draw:style-name="gr21" draw:text-style-name="P1" draw:layer="layout" svg:width="0.699cm" svg:height="0.499cm" svg:x="1.2cm" svg:y="10cm" svg:viewBox="0 0 700 500" svg:d="m0 500c700 0 700 0 700 0 0 0 0-500-129-500-175 0-439 0-439 0-132 0-132 500-132 500z">
            <text:p/>
          </draw:path>
          <draw:custom-shape draw:style-name="gr22" draw:text-style-name="P1" draw:layer="layout" svg:width="0.3cm" svg:height="0.3cm" svg:x="1.394cm" svg:y="9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3cm" svg:height="0.3cm" svg:x="1.394cm" svg:y="9.7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9T20:16:47.253000000</meta:creation-date>
    <dc:date>2014-05-30T09:45:18.626000000</dc:date>
    <meta:editing-duration>PT1H23M6S</meta:editing-duration>
    <meta:editing-cycles>10</meta:editing-cycles>
    <meta:generator>LibreOffice/4.1.4.2$Windows_x86 LibreOffice_project/0a0440ccc0227ad9829de5f46be37cfb6edcf72</meta:generator>
    <meta:document-statistic meta:object-count="317"/>
  </office:meta>
</office:document-meta>
</file>